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Normal">
      <style:paragraph-properties fo:hyphenation-ladder-count="no-limit" fo:break-before="page"/>
      <style:text-properties fo:hyphenate="true"/>
    </style:style>
    <style:style style:name="P2" style:family="paragraph" style:parent-style-name="Normal">
      <style:paragraph-properties fo:hyphenation-ladder-count="no-limit" fo:break-before="page"/>
      <style:text-properties style:font-name="Arial" style:font-name-complex="Arial" fo:hyphenate="true"/>
    </style:style>
    <style:style style:name="P3" style:family="paragraph" style:parent-style-name="Preformatted_20_Text">
      <style:text-properties fo:color="#5b9bd5" style:font-name="Arial" style:font-name-complex="Arial"/>
    </style:style>
    <style:style style:name="P4" style:family="paragraph" style:parent-style-name="Preformatted_20_Text">
      <style:text-properties style:font-name="Arial" style:font-name-complex="Arial"/>
    </style:style>
    <style:style style:name="P5" style:family="paragraph" style:parent-style-name="Preformatted_20_Text">
      <style:text-properties style:font-name="Arial" fo:language="en" fo:country="GB" style:font-name-complex="Arial"/>
    </style:style>
    <style:style style:name="P6" style:family="paragraph" style:parent-style-name="Preformatted_20_Text">
      <style:paragraph-properties fo:text-align="justify" style:justify-single-word="false"/>
      <style:text-properties style:font-name="Arial" fo:language="en" fo:country="GB" style:font-name-complex="Arial"/>
    </style:style>
    <style:style style:name="P7" style:family="paragraph" style:parent-style-name="Preformatted_20_Text">
      <style:paragraph-properties fo:margin-left="0cm" fo:margin-right="0cm" fo:text-indent="1.251cm" style:auto-text-indent="false"/>
      <style:text-properties fo:color="#5b9bd5" style:font-name="Arial" style:font-name-complex="Arial"/>
    </style:style>
    <style:style style:name="P8" style:family="paragraph" style:parent-style-name="Normal">
      <style:paragraph-properties fo:hyphenation-ladder-count="no-limit"/>
      <style:text-properties fo:color="#70ad47" style:font-name="Arial" fo:font-size="14pt" fo:language="en" fo:country="GB"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fo:hyphenate="true"/>
    </style:style>
    <style:style style:name="P9" style:family="paragraph" style:parent-style-name="Normal">
      <style:paragraph-properties fo:hyphenation-ladder-count="no-limit"/>
      <style:text-properties fo:color="#70ad47" style:font-name="Arial" fo:language="en" fo:country="GB" style:font-name-complex="Arial" fo:hyphenate="true"/>
    </style:style>
    <style:style style:name="P10" style:family="paragraph" style:parent-style-name="Normal">
      <style:paragraph-properties fo:hyphenation-ladder-count="no-limit"/>
      <style:text-properties style:font-name="Arial" style:font-name-complex="Arial" fo:hyphenate="true"/>
    </style:style>
    <style:style style:name="P11" style:family="paragraph" style:parent-style-name="Normal">
      <style:paragraph-properties fo:hyphenation-ladder-count="no-limit"/>
      <style:text-properties style:font-name="Arial" fo:font-weight="bold" style:font-weight-asian="bold" style:font-name-complex="Arial" fo:hyphenate="true"/>
    </style:style>
    <style:style style:name="P12" style:family="paragraph" style:parent-style-name="Normal">
      <style:paragraph-properties fo:hyphenation-ladder-count="no-limit"/>
      <style:text-properties style:font-name="Arial" fo:font-size="10pt" style:font-size-asian="10pt" style:font-name-complex="Arial" style:font-size-complex="10pt" fo:hyphenate="true"/>
    </style:style>
    <style:style style:name="P13" style:family="paragraph" style:parent-style-name="Preformatted_20_Text">
      <style:paragraph-properties fo:margin-top="0cm" fo:margin-bottom="0.499cm" loext:contextual-spacing="false"/>
      <style:text-properties style:font-name="Arial" style:font-name-complex="Arial"/>
    </style:style>
    <style:style style:name="P14" style:family="paragraph" style:parent-style-name="Preformatted_20_Text">
      <style:paragraph-properties fo:margin-top="0cm" fo:margin-bottom="0.499cm" loext:contextual-spacing="false"/>
      <style:text-properties style:font-name="Arial" fo:language="en" fo:country="GB" style:font-name-complex="Arial"/>
    </style:style>
    <style:style style:name="P15" style:family="paragraph" style:parent-style-name="Standard">
      <style:text-properties style:font-name="Arial" style:font-name-complex="Arial"/>
    </style:style>
    <style:style style:name="P16" style:family="paragraph" style:parent-style-name="Text_20_body">
      <style:paragraph-properties fo:text-align="justify" style:justify-single-word="false"/>
      <style:text-properties style:font-name="Arial" style:font-name-complex="Arial"/>
    </style:style>
    <style:style style:name="P17" style:family="paragraph" style:parent-style-name="Text_20_body">
      <style:paragraph-properties fo:text-align="justify" style:justify-single-word="false"/>
      <style:text-properties style:font-name="Arial" fo:language="en" fo:country="GB" style:font-name-complex="Arial"/>
    </style:style>
    <style:style style:name="P18" style:family="paragraph" style:parent-style-name="Normal">
      <style:paragraph-properties fo:hyphenation-ladder-count="no-limit"/>
      <style:text-properties style:font-name="Arial" style:font-name-complex="Arial" fo:hyphenate="true"/>
    </style:style>
    <style:style style:name="P19" style:family="paragraph" style:parent-style-name="Normal">
      <style:paragraph-properties fo:hyphenation-ladder-count="no-limit"/>
      <style:text-properties style:font-name="Arial" officeooo:rsid="000b79f3" officeooo:paragraph-rsid="000b79f3" style:font-name-complex="Arial" fo:hyphenate="true"/>
    </style:style>
    <style:style style:name="P20" style:family="paragraph" style:parent-style-name="Normal">
      <style:paragraph-properties fo:hyphenation-ladder-count="no-limit"/>
      <style:text-properties style:font-name="Arial" officeooo:rsid="000d75a7" officeooo:paragraph-rsid="000d75a7" style:font-name-complex="Arial" fo:hyphenate="true"/>
    </style:style>
    <style:style style:name="P21" style:family="paragraph" style:parent-style-name="Normal">
      <style:paragraph-properties fo:hyphenation-ladder-count="no-limit"/>
      <style:text-properties style:font-name="Arial" officeooo:rsid="000e896d" officeooo:paragraph-rsid="000e896d" style:font-name-complex="Arial" fo:hyphenate="true"/>
    </style:style>
    <style:style style:name="P22" style:family="paragraph" style:parent-style-name="Normal">
      <style:paragraph-properties fo:hyphenation-ladder-count="no-limit"/>
      <style:text-properties style:font-name="Arial" officeooo:rsid="000ec185" officeooo:paragraph-rsid="000ec185" style:font-name-complex="Arial" fo:hyphenate="true"/>
    </style:style>
    <style:style style:name="P23" style:family="paragraph" style:parent-style-name="Normal">
      <style:paragraph-properties fo:hyphenation-ladder-count="no-limit"/>
      <style:text-properties style:font-name="Arial" officeooo:rsid="000fba59" officeooo:paragraph-rsid="000fba59" style:font-name-complex="Arial" fo:hyphenate="true"/>
    </style:style>
    <style:style style:name="P24" style:family="paragraph" style:parent-style-name="Preformatted_20_Text" style:master-page-name="MP0">
      <style:paragraph-properties style:page-number="auto" fo:break-before="page"/>
      <style:text-properties fo:color="#5b9bd5" style:font-name="Arial" style:font-name-complex="Arial"/>
    </style:style>
    <style:style style:name="T1" style:family="text">
      <style:text-properties style:font-name="Arial" style:font-name-complex="Arial"/>
    </style:style>
    <style:style style:name="T2" style:family="text">
      <style:text-properties style:font-name="Arial" fo:language="en" fo:country="GB" style:font-name-complex="Arial"/>
    </style:style>
    <style:style style:name="T3" style:family="text">
      <style:text-properties officeooo:rsid="000b79f3"/>
    </style:style>
    <style:style style:name="T4" style:family="text">
      <style:text-properties officeooo:rsid="000e896d"/>
    </style:style>
    <style:style style:name="T5"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Etape 1</text:p>
      <text:p text:style-name="P3"/>
      <text:p text:style-name="P3">-Trouver les gènes orthologues des espèces citées à partir du modèle (E.Coli)</text:p>
      <text:p text:style-name="P3"><text:tab/>-Utiliser blastn et blastp pour rechercher les gènes orthologues candidats</text:p>
      <text:p text:style-name="P3">-Répertorier dans un tableau à deux colonnes : DNA et Protéines avec en lignes les espèces</text:p>
      <text:p text:style-name="P3"><text:tab/>-Si pas de gène présent pour une espèce : gene loss</text:p>
      <text:p text:style-name="P3"><text:tab/>-Si présent en deux exemplaire : gene duplication</text:p>
      <text:p text:style-name="P3">-Commentaire : résultats de blast qui permettent ou non de récupérer un identifiant</text:p>
      <text:p text:style-name="P3"><text:line-break/>Etape 2</text:p>
      <text:p text:style-name="P3">Focalisation sur l’arbre des protéines</text:p>
      <text:p text:style-name="P3">Utilisation de plusieurs outils pour créer les arbres et comparaison des résultats</text:p>
      <text:p text:style-name="P3">Bootstrap pour évaluer la qualité des branches de l’arbre</text:p>
      <text:p text:style-name="P3"/>
      <text:p text:style-name="P3">Etape 3 </text:p>
      <text:p text:style-name="P3">Construction d’un arbre à partir des ARN 16s pour chaque espèce</text:p>
      <text:p text:style-name="P3"/>
      <text:p text:style-name="P3">Etape 4 </text:p>
      <text:p text:style-name="P3">--Comparaison d’un arbre pour une famille de gêne avec une référence (étape 3). Anomalies = potentiel transferts horizontaux (bactéries)</text:p>
      <text:p text:style-name="P3">--Analyse des résultats à partir</text:p>
      <text:p text:style-name="P7">-de la publication</text:p>
      <text:p text:style-name="P3"><text:tab/>-D’un outil de comparaison d’arbres (comphy) </text:p>
      <text:p text:style-name="P3"><text:tab/>-De la conservation ou non conservation de synthénie (synthax)</text:p>
      <text:p text:style-name="P3">--Description de la démarche effectuée pour constituer les différents jeux de s équences (3 fichiers à fournir en plus :gene, proteine &amp; rRNA, avec les numéros d’accession des séquences)</text:p>
      <text:p text:style-name="P3">--Description de la démarche pour construire les arbres et les workflows comparés &amp; discussion de la qualité des résultats obtenus</text:p>
      <text:p text:style-name="P3">--Choix d’arbres retenus pendant l’analyse (deux arbres : 1 pour les 16s rRNA &amp; 1 pour les gènes/protéines) + discussion du choix (et du bootstrap)</text:p>
      <text:p text:style-name="P4"/>
      <text:p text:style-name="P4"/>
      <text:p text:style-name="P4"/>
      <text:p text:style-name="Preformatted_20_Text"><text:a xlink:type="simple" xlink:href="https://www.ncbi.nlm/" office:target-frame-name="_top" xlink:show="replace" text:style-name="Internet_20_link" text:visited-style-name="Visited_20_Internet_20_Link"><text:span text:style-name="Police_20_par_20_défaut"><text:span text:style-name="T1">https://www.ncbi.nlm</text:span></text:span></text:a></text:p>
      <text:p text:style-name="P4"/>
      <text:p text:style-name="Preformatted_20_Text"><text:a xlink:type="simple" xlink:href="https://www.arb-silva.de/search/" office:target-frame-name="_top" xlink:show="replace" text:style-name="Internet_20_link" text:visited-style-name="Visited_20_Internet_20_Link"><text:span text:style-name="Police_20_par_20_défaut"><text:span text:style-name="T1">https://www.arb-silva.de/search/</text:span></text:span></text:a></text:p>
      <text:p text:style-name="P4"/>
      <text:p text:style-name="Preformatted_20_Text"><text:a xlink:type="simple" xlink:href="https://itol.embl.de/itol.cgi" office:target-frame-name="_top" xlink:show="replace" text:style-name="Internet_20_link" text:visited-style-name="Visited_20_Internet_20_Link"><text:span text:style-name="Police_20_par_20_défaut"><text:span text:style-name="T1">https://itol.embl.de/itol.cgi</text:span></text:span></text:a><text:span text:style-name="Police_20_par_20_défaut"><text:span text:style-name="T1">#</text:span></text:span></text:p>
      <text:p text:style-name="P4"/>
      <text:p text:style-name="P4"/>
      <text:p text:style-name="P1"/>
      <text:p text:style-name="P8"><text:bookmark text:name="yui_3_17_2_1_1541758519960_59"/>Article</text:p>
      <text:p text:style-name="P9"/>
      <text:p text:style-name="P10">L’analyse initiale de génomes complets a suggéré que le transfert de gènes horizontaux ne serait pas si rare qu’on le pensait, ou en tout cas qu’il a un impact génétique bien plus grand qu’initialement pensé.</text:p>
      <text:p text:style-name="P10">L’observation de la composition de certains nucléotides déviants et d’une distribution phylogénétique anormale suggère qu’une grande proportion des gènes bactériens (jusqu’à 20%) peut être échangé via le HGT.</text:p>
      <text:p text:style-name="P10"/>
      <text:p text:style-name="P11">Progrès dans la détection et la quantification des HGT</text:p>
      <text:p text:style-name="P10">Méthodes pour détecter HGT :</text:p>
      <text:p text:style-name="P10"><text:tab/>-Composition déviante</text:p>
      <text:p text:style-name="P10"><text:tab/>-Distribution phylogénétique anormale</text:p>
      <text:p text:style-name="P10"><text:tab/>-Similarité de séquence anormale</text:p>
      <text:p text:style-name="P10"><text:tab/>-Arbre phylogénétique incongru</text:p>
      <text:p text:style-name="P10"/>
      <text:p text:style-name="P10">Ces méthodes ne sont pas toutes fiables à 100% et ont tendance à sous-estimer le nombre de HGT, puisqu’il sera par exemple difficile de trouver un gène orthologue par des méthodes qui se concentrent sur une distribution phylogénétique anormale. En fonction des méthodes utilisées, on trouvera donc différents types et différents âges des HGT.</text:p>
      <text:p text:style-name="P10"/>
      <text:p text:style-name="P10">Ces méthodes peuvent aussi être affectées par des faux positifs : la variabilité dans la vitesse d’évolution ou la taille du génome affecte beaucoup les résultats, et ainsi les gênes apparaissant les plus similaires par la méthode BLAST ne sont souvent pas de proches parents phylogénétiques.</text:p>
      <text:p text:style-name="P10"/>
      <text:p text:style-name="P10">La définition la plus fiable des HGT est donc celle où un gène est présent dans un génome mais pas dans celui de plusieurs plus proches génomes (distribution phylogénétiquement anormale), car elle impliquerait par héritage vertical plusieurs pertes similaires.</text:p>
      <text:p text:style-name="P10"/>
      <text:p text:style-name="P10">Il est nécessaire de garder en tête que la plupart des gènes contiennent un signal trop faible pour identifier un HGT, certains gènes en particulier ont évolué tellement rapidement qu’ils ne peuvent simplement pas être alignés, même entre des organismes très proches, d’autres contiennent trop peu de régions conservées et d’autres encore présentent moins de quatre taxa (le minimum requis pour avoir différents arbres, en dessous de ce nombre on peut faire un seul arbre).</text:p>
      <text:p text:style-name="P10"/>
      <text:p text:style-name="P10">Comment quantifier les HGT ?</text:p>
      <text:p text:style-name="P10"/>
      <text:p text:style-name="P10">Deux études récentes ont essayé d’établir la quantité de HGT en utilisant la méthode des arbres phylogénétiques anormaux.</text:p>
      <text:p text:style-name="P10">La première a analyé six archées et onze protéobactéries, la seconde a examiné 26 taxa dans les trois branches de l’arbre du vivant. </text:p>
      <text:p text:style-name="P10">Les deux approches utilisent le critère du minimum de parcimonie pour identifier le nombre respectif de gènes hérités verticalement, perdus, ou transféré latéralement.</text:p>
      <text:p text:style-name="P10">Après avoir séléctionné des ensembles de gènes orthologues contenu dans ces organismes, ils ont reconstruit chaque gène selon le scénario évolutif le plus parcimonieux (c’est-à-dire requérant le moins de pertes et de HGT).</text:p>
      <text:p text:style-name="P10">Le nombre de transferts horizontaux a été évalué à moins de 10% du nombre de transferts verticaux. Parallèlement, pour l’ensemble de 26 taxa, une moyenne d’un peu plus d’un HGT par famille de gène a été calculé.</text:p>
      <text:p text:style-name="P10"><text:soft-page-break/>Ils ont conclu de leurs études que, bien qu’il soit nécessaire de prendre ne compte les HGT pour expliquer le contenu des génomes à l’heure actuelle, la perte de gènes, la genèse de gènes et le simple héritage vertical sont quantitativement les processus dominants dans le modelage du génome.</text:p>
      <text:p text:style-name="P10">Ces résultats sont à tempérer par des biais pris dans les études pour rester proche de la méthode de parcimonie. L’héritage vertical, dans les études, est supposé comme n’ayant pas de coût, et, de plus, la longueur des branches n’est pas prise en compte, ni les remplacements orthologues.</text:p>
      <text:p text:style-name="P10"/>
      <text:p text:style-name="P10"/>
      <text:p text:style-name="P11">Impacts et conséquences sur la phylogénétique </text:p>
      <text:p text:style-name="P10">Bien qu’ils soient rares, les HGT ont une importance cruciale dans la modélisation du génome. </text:p>
      <text:p text:style-name="P10">En pratique, le niveau d’incongruité est amplifié par l’effet des artéfacts de reconstruction d’arbres phylogénétiques. Contrairement à la croyance commune, les phylogénies les plus incongrues ne sont pas obligatoirement la preuve d’un HGT massif. A cause de leur grand impact sur la structure phylogénétique, seul un petit nombre de HGT est nécessaire pour remodeler toute la structure de la phylogénie et peut donc dissuader d’utiliser un arbre pour représenter l’évolution des procaryotes.</text:p>
      <text:p text:style-name="P10"/>
      <text:p text:style-name="P10">Certaines portions de gènes, très conservées à cause de leur utilité fonctionnelle indispensable, peuvent recombiner via les HGT avec des gènes homologues d’autres branches, créant ainsi des chimères difficiles à détecter. Bien que ce mécanisme de recombinaison se déroule principalement dans les membres d’une même population, et que cela ne devrait par conséquent pas affecter les hauts niveaux de taxonomie, la réalité est plus complexe à cause de la notion de haute conservation des gènes de fonction importante.</text:p>
      <text:p text:style-name="P10"/>
      <text:p text:style-name="P10">Ainsi, il est possible que ce mécanisme intervienne, à cause de ces gènes hautement conservés, entre des parents très éloignés, devenant ainsi très difficiles à détecter. </text:p>
      <text:p text:style-name="P10"/>
      <text:p text:style-name="P10">A cause des HGT, il a été établi que l’« histoire de la vie » ne pouvait être représentée en tant qu’arbre. En plus de faire attention aux génomes, il est important d’étudier l’évolution des membranes. En effet, la fusion d’organismes étant très exceptionnelles, il existe un débat sur la pertinence à utiliser la phylogénie des membranes (envelope phylogeny) pour la corréler aux informations contenues dans le génome.</text:p>
      <text:p text:style-name="P10"/>
      <text:p text:style-name="P10">Les analyses phylogénétiques sont basées sur deux méthodes différentes, à savoir l’analyse <text:span text:style-name="T3">de la présence/absence de gènes ou la comparaison de séquence.</text:span></text:p>
      <text:p text:style-name="P10"/>
      <text:p text:style-name="P19">Dans la méthodes de présence/absence, les gènes orthologues sont détéctés via la méthode BLAST et constituent les éléments de la matrice de données. L’information prise en compte est la présence/absence de gène (contenu génétique) ou de paire d’orthologues (ordre génétique) et on peut tirer de cette méthode l’arbre en utilisant le maximum de parcimonie.</text:p>
      <text:p text:style-name="P10"/>
      <text:p text:style-name="P20">La méthode basée sur le contenu génétique donne en général un accord plus proche de l’arbre de l’ARNr, en particulier la monophylie des trois domaines de la vie qu’on retrouve distinctement, ainsi que celles des phyla principaux. En revanche, quand les HGT sont fréquents entre deux lignées particulières, <text:s/>les arbres basés sur cette méthodes sont biaisés et tendent à mêler ces groupes même s’ils ne sont pas proches. <text:span text:style-name="T4">De plus, la perte génétique cause des artéfacts, problème que l’on a pas réussi, pour l’heure, à contourner.<text:tab/></text:span></text:p>
      <text:p text:style-name="P20"/>
      <text:p text:style-name="P21"><text:soft-page-break/>Conséquences pour l’évolution des génomes procaryotes </text:p>
      <text:p text:style-name="P21"/>
      <text:p text:style-name="P22">La corrélation entre les phylogénies décrites par Daubin, Brown et Brochier obtenues à partir de différents jeux de données avec des approches légèrement différentes suggère fortement la persistance d’un signal phylogénétique, malgré les HGT. D’autre part, un arbre basé sur la concaténation des différents gènes induit une moyenne de l’histoire contenue dans chaque gène, et ne démontre pas que chaque gène provient de la même histoire. </text:p>
      <text:p text:style-name="P22">Afin de vérifier que les gènes ont suivi la même histoire, indépendamment des effets stochastiques ou des artefacts de reconstructions d’arbre, deux méthodes ont été développées.</text:p>
      <text:p text:style-name="P22">La première implique que chaque gène soit décrit par des valeurs des voisins similaires pour un ensemble représentatif de topologies, et les résultats sont <text:tab/>résumé dans un [scatter plot] en deux dimensions.</text:p>
      <text:p text:style-name="P22">La seconde implique la distance topologique de Robinson-Foulds entre les phylogénies, calculée entre deux gènes et resultant dans une matrice pour toutes les paires dont on analyse les coordonnées principales .</text:p>
      <text:p text:style-name="P22">Les deux méthodes suggèrent qu’une proportion significative des gènes utilisés présentent une histoire phylogénétique similaire et qu’une petite quantité de HGT a affecté le reste.</text:p>
      <text:p text:style-name="P22">Les gènes peuvent donc être séparés en trois catégories : </text:p>
      <text:p text:style-name="P22">-les gènes jamais transféré (ou du moins pas à l’échelle considérée) (hardcore genes)</text:p>
      <text:p text:style-name="P22">-les gènes rarement transférés (autour de 1 sur 100) (softcore genes)</text:p>
      <text:p text:style-name="P22">-le gènes qui ne contiennent pas assez d’information pour être classés dans les core genes et qui sont donc susceptibles d’être soumis au HGT (shell genes)</text:p>
      <text:p text:style-name="P21"/>
      <text:p text:style-name="P23">Ensemble, les deux premières catégories représentent seulement un à cinq % du génome</text:p>
      <text:p text:style-name="P23"/>
      <text:p text:style-name="P23">Gogarten suggère un moyen de réconcilier les schémas récurrents et les HGT en évoquant l’idée d’échanges de gènes entre groupes particuliers dont la fréquence d’échange serait le signal structurel lui même. Cette hypothèse est difficile à vérifier mais présente une alternative intéressante.</text:p>
      <text:p text:style-name="P23"/>
      <text:p text:style-name="P23">Une autre hypothèse consiste à dire que la plupart des gènes contenus dans un génome mais pas dans celui des voisins ne se fixeront jamais dans la populations. Ce seraient des gènes qui, bien qu’ils accélèrent l’innovation génétique, seraient pour la plupart neutre voire délétères, et donc rapidement perdus à travers les mutations. Les bactériophages pourraient constituer un réservoir de ce type de gènes.</text:p>
      <text:p text:style-name="P23"/>
      <text:p text:style-name="P23">En conclusion, nous présumons que les HGT sont faibles en fréquence, par exemple un HGT réussi par lignée sur un million d’années. <text:s/>Durant l’évolution des procaryotes (2000 millions d’années), une lignée aurait aquis au moins 2000 gènes via HGT. Comme le génome des procaryotes reste plus ou moins constant en taille (un petit millier de paires de gènes), on peut conclure que la motiié du génome d’une lignée donnée n’a pas la même histoire que la « phylogénie » de l’enveloppe cellulaire (tirée de l’étude du core gene).</text:p>
      <text:p text:style-name="P23">Si on compte une valeur bien supérieure de 100 réussites par million d’année, il y aurait 200 000 HGT dans l’histoire du génome qui serait alors complètement différent à l’heure actuelle de la phylogénie des membranes.</text:p>
      <text:p text:style-name="P21"/>
      <text:p text:style-name="P10"><text:span text:style-name="T5">Revue des preuves contre et en faveur d’un arbre phylogénétique universel</text:span></text:p>
      <text:p text:style-name="P2"/>
      <text:p text:style-name="P10"/>
      <text:p text:style-name="P12"/>
      <text:p text:style-name="P5">Sequences</text:p>
      <text:p text:style-name="P5"/>
      <text:p text:style-name="P5"/>
      <text:p text:style-name="P5">/gene="pheT"</text:p>
      <text:p text:style-name="P5">/product="phenylalanine tRNA synthetase, beta subunit"</text:p>
      <text:p text:style-name="P5">/db_xref="UniProtKB/Swiss-Prot:P07395"</text:p>
      <text:p text:style-name="Preformatted_20_Text"><text:span text:style-name="Police_20_par_20_défaut"><text:span text:style-name="T2">&gt;gi|556503834:c1797944-1795557 Escherichia coli str. </text:span></text:span><text:span text:style-name="Police_20_par_20_défaut"><text:span text:style-name="T1">K-12 substr. MG1655, complete genome</text:span></text:span></text:p>
      <text:p text:style-name="P4">ATGAAATTCAGTGAACTGTGGTTACGCGAATGGGTGAACCCGGCGATTGATAGCGATGCGCTGGCAAATC</text:p>
      <text:p text:style-name="P4">AAATCACTATGGCGGGCCTGGAAGTTGACGGTGTAGAACCGGTTGCCGGCAGCTTCCACGGCGTGGTCGT</text:p>
      <text:p text:style-name="P4">TGGTGAAGTGGTTGAGTGTGCGCAGCATCCGAACGCTGACAAACTGCGTGTGACAAAAGTGAATGTCGGC</text:p>
      <text:p text:style-name="P4">GGCGATCGCCTGCTGGACATCGTCTGCGGTGCGCCAAACTGCCGTCAGGGCCTGCGTGTAGCGGTAGCGA</text:p>
      <text:p text:style-name="P4">CCATTGGTGCTGTTCTGCCGGGTGATTTCAAAATTAAAGCGGCGAAACTGCGTGGCGAACCGTCTGAAGG</text:p>
      <text:p text:style-name="P4">GATGCTGTGCTCCTTCTCTGAACTGGGCATTTCTGACGATCACAGCGGCATTATCGAACTGCCTGCGGAT</text:p>
      <text:p text:style-name="P4">GCGCCGATTGGCACCGATATCCGTGAATACCTGAAACTTGATGACAACACCATCGAAATCAGCGTGACGC</text:p>
      <text:p text:style-name="P4">CAAACCGTGCCGACTGCTTAGGCATCATTGGTGTTGCGCGTGACGTTGCCGTGCTGAACCAGCTGCCGCT</text:p>
      <text:p text:style-name="P4">GGTTCAACCGGAAATCGTTCCGGTTGGTGCGACCATCGACGACACGCTGCCGATTACAGTCGAAGCGCCG</text:p>
      <text:p text:style-name="P4">GAAGCCTGCCCGCGTTATCTTGGCCGTGTGGTAAAAGGCATTAACGTTAAAGCGCCAACTCCGCTGTGGA</text:p>
      <text:p text:style-name="P4">TGAAAGAAAAACTGCGTCGTTGCGGGATCCGTTCTATCGATGCAGTTGTTGACGTCACCAACTATGTGCT</text:p>
      <text:p text:style-name="P4">GCTCGAACTGGGCCAGCCGATGCACGCTTTCGATAAAGATCGCATTGAAGGCGGCATTGTGGTGCGGATG</text:p>
      <text:p text:style-name="P4">GCGAAAGAGGGCGAAACGCTGGTGCTGCTCGACGGTACTGAAGCGAAGCTGAATGCTGACACTCTGGTCA</text:p>
      <text:p text:style-name="P4">TCGCCGACCACAACAAGGCGCTGGCGATGGGCGGCATCTTCGGTGGCGAACACTCTGGCGTGAATGACGA</text:p>
      <text:p text:style-name="P4">AACACAAAACGTGCTGCTGGAATGCGCGTTCTTTAGCCCGCTGTCTATCACCGGTCGTGCTCGTCGTCAT</text:p>
      <text:p text:style-name="P4">GGCCTGCATACCGATGCGTCTCACCGTTATGAGCGTGGCGTTGATCCGGCACTGCAGCACAAAGCGATGG</text:p>
      <text:p text:style-name="P4">AACGTGCGACCCGTCTGCTGATCGACATCTGCGGTGGTGAGGCTGGCCCGGTAATTGATATCACCAACGA</text:p>
      <text:p text:style-name="P4">AGCAACGCTGCCGAAGCGTGCAACCATCACTCTACGTCGTAGCAAACTGGATCGCCTGATCGGCCATCAT</text:p>
      <text:p text:style-name="P4">ATTGCGGATGAGCAGGTAACTGACATTCTGCGTCGTCTCGGCTGCGAAGTGACCGAAGGCAAAGACGAAT</text:p>
      <text:p text:style-name="P4">GGCAGGCAGTTGCGCCGAGCTGGCGTTTCGATATGGAGATTGAAGAAGATCTGGTTGAAGAAGTCGCGCG</text:p>
      <text:p text:style-name="P4">TGTTTACGGCTACAACAACATCCCGGATGAGCCGGTACAGGCAAGCCTGATTATGGGTACTCACCGTGAA</text:p>
      <text:p text:style-name="P4">GCTGACCTGTCGCTCAAGCGCGTGAAAACGCTGCTCAACGACAAAGGCTATCAGGAAGTGATCACCTACA</text:p>
      <text:p text:style-name="P4">GCTTCGTTGATCCGAAAGTGCAGCAGATGATCCATCCAGGCGTTGAAGCCTTACTGCTGCCAAGCCCGAT</text:p>
      <text:p text:style-name="P4">CTCTGTTGAAATGTCAGCAATGCGTCTTTCTCTGTGGACTGGCCTGCTGGCAACCGTGGTGTACAACCAG</text:p>
      <text:p text:style-name="P4">AACCGTCAGCAGAACCGTGTGCGCATTTTCGAAAGCGGTCTGCGTTTCGTACCAGATACTCAGGCACCGT</text:p>
      <text:p text:style-name="P4">TGGGCATTCGTCAGGATCTGATGTTAGCCGGTGTGATTTGCGGTAACCGTTACGAAGAGCACTGGAACCT</text:p>
      <text:p text:style-name="P4">GGCAAAAGAGACCGTTGATTTCTATGATTTGAAAGGCGATCTTGAATCCGTTCTCGACCTGACCGGTAAA</text:p>
      <text:p text:style-name="P4">CTGAATGAGGTTGAGTTCCGTGCAGAAGCGAATCCGGCACTGCATCCGGGGCAATCCGCAGCGATTTATC</text:p>
      <text:p text:style-name="P4">TGAAAGGTGAACGTATTGGTTTTGTTGGGGTTGTTCATCCTGAACTGGAACGTAAACTGGATCTTAACGG</text:p>
      <text:p text:style-name="P4"><text:soft-page-break/>TCGCACTCTGGTGTTCGAACTGGAGTGGAACAAGCTCGCAGACCGCGTGGTGCCTCAGGCGCGCGAGATT</text:p>
      <text:p text:style-name="P4">TCTCGCTTCCCGGCGAACCGTCGTGACATCGCGGTGGTGGTCGCAGAAAACGTTCCCGCAGCGGATATTT</text:p>
      <text:p text:style-name="P4">TATCCGAATGTAAGAAAGTTGGCGTAAATCAGGTAGTTGGCGTAAACTTATTTGACGTGTACCGCGGTAA</text:p>
      <text:p text:style-name="P4">GGGTGTTGCGGAGGGGTATAAGAGCCTCGCCATAAGCCTGATCCTGCAAGATACCAGCCGTACACTCGAA</text:p>
      <text:p text:style-name="P4">GAAGAGGAGATTGCCGCTACCGTCGCCAAATGTGTAGAGGCATTAAAAGAGCGATTCCAGGCATCATTGA</text:p>
      <text:p text:style-name="P13">GGGATTGA</text:p>
      <text:p text:style-name="P15"/>
      <text:p text:style-name="P16">Tm, Thermotoga marítima; </text:p>
      <text:p text:style-name="P6">&gt;ENA|AJ401021|AJ401021.1 Thermotoga maritima partial 16S rRNA gene, strain FJSS3-B.1 : Location:1..1000</text:p>
      <text:p text:style-name="P5">GCTCAGGGTGAACGCTGGCGGCGTGCCTAACACATGCAAGTCGAGCGGGGGAAACTCCCC</text:p>
      <text:p text:style-name="P5">TTTGGGAGGAGTACCCAGCGGCGGACGGGTGAGTAACACGTGGGTAACCTGCCCTCCGGA</text:p>
      <text:p text:style-name="P5">GGGGATAACCAGGGGAAACCCTGGCTAATACCCCATACGCTCCATCAACGCAAGTTGGTG</text:p>
      <text:p text:style-name="P5">GAGGAAAGGGGCGTTTGCCCGCCGGAGGAGGGGCCCGCGGCCATCAGGTAGTTGGTGGGG</text:p>
      <text:p text:style-name="P5">TAACGGCCCACCAAGCCGACGACGGGTAGCCGGCCTGAGAGGGTGGTCGGCCACAGGGGC</text:p>
      <text:p text:style-name="P5">ACTGAGACACGGGCCCCACTCCTACGGGAGGCAGCAGTTGGGAATCTTGGACAATGGGGG</text:p>
      <text:p text:style-name="P5">AAACCCTGATCCAGCGACGCCGCGTGCGGGACGAAGCCCTTCGGGGTGTAAACCGCTGTG</text:p>
      <text:p text:style-name="P5">GCGGGGGAAGAATAAGGCAGGGAGGAAATGCCCTGCCGATGACGGTACCCCGCTAGAAAG</text:p>
      <text:p text:style-name="P5">CCCCGGCTAACTACGTGCCAGCAGCCGCGGTAATACGTAGGGGGCAAGCGTTACCCGGAT</text:p>
      <text:p text:style-name="P5">TTACTGGGCGTAAAGGGGGCGTAGGCGGCCTGGTGTGTCGGATGTGAAATCCCACGGCTC</text:p>
      <text:p text:style-name="P5">AACCGTGGGGCTGCATCCGAAACTACCAGGCTTGGGGGCGGTAGAGGGAGACGGAACTGC</text:p>
      <text:p text:style-name="P5">CGGTGTAGGGGTGAAATCCGTAGATATCGGCAGGAACGCCGGTGGGGAAGCCGGTCTCCT</text:p>
      <text:p text:style-name="P5">GGGCCGACCCCGACGCTGAGGCCCGAAAGCCAGGGGAGCAAACCGGATTAGATACCCGGG</text:p>
      <text:p text:style-name="P5">TAGTCCTGGCTGTAAACGATGCCCACTAGGTGTGGGGGGATAATCCCTCCGTGCTGAAGC</text:p>
      <text:p text:style-name="P5">TAACGCGTTAAGTGGGCCGCCTGGGGAGTACGCCCGCAAGGNTGAAACTCAAAGGAATTG</text:p>
      <text:p text:style-name="P5">ACGGGGGCCCGCACAAGCGGTGGAGCGTGTGGTTTAATTGGATGCTAAGCCAAGAACCTT</text:p>
      <text:p text:style-name="P14">ACCAGGGCTTGACATGCCGGTGGTACCTCCCCGAAAGGGG</text:p>
      <text:p text:style-name="P17"/>
      <text:p text:style-name="P17">Tp, Treponema pallidum; </text:p>
      <text:p text:style-name="P17"/>
      <text:p text:style-name="P17">Vc, Vibrio cholerae; </text:p>
      <text:p text:style-name="P6">&gt;ENA|AB166875|AB166875.1 Vibrio albensis gene for 16S ribosomal RNA, partial sequence. : Location:1..1000</text:p>
      <text:p text:style-name="P5">ATTGAACGCTGGCGGCAGGCCTAACACATGCAAGTCGAGCGGCAGCACAGAGGAACTTGT</text:p>
      <text:p text:style-name="P5">TCCTTGGGTGGCGAGCGGCGGACGGGTGAGTAATGCCTGGGAAATTGCCCGGTAGAGGGG</text:p>
      <text:p text:style-name="P5">GATAACCATTGGAAACGATGGCTAATACCGCATAACCTCGCAAGAGCAAAGCAGGGGACC</text:p>
      <text:p text:style-name="P5">TTCGGGCCTTGCGCTATCGGATATGCCCAGGTGGGATTAGCTAGTTGGTGAGGTAAGGGC</text:p>
      <text:p text:style-name="P5">TCACCAAGGCGACGATCCCTAGCTGGTCTGAGAGGATGATCAGCCACACTGGAACTGAGA</text:p>
      <text:p text:style-name="P5">CACGGTCCAGACTCCTACGGGAGGCAGCAGTGGGGAATATTGCACAATGGGCGCAAGCCT</text:p>
      <text:p text:style-name="P5">GATGCAGCCATGCCGCGTGTATGAAGAAGGCCTTCGGGTTGTAAAGTACTTTCAGTAGGG</text:p>
      <text:p text:style-name="P5">AGGAAGGTGGTTAAGTTAATACCTTAATCATTTGACGTTACCTACAGAAGAAGCACCGGC</text:p>
      <text:p text:style-name="P5">TAACTCCGTGCCAGCAGCCGCGGTAATACGGAGGGTGCAAGCGTTAATCGGAATTACTGG</text:p>
      <text:p text:style-name="P5">GCGTAAAGCGCATGCAGGTGGTTTGTTAAGTCAGATGTGAAAGCCCTGGGCTCAACCTAG</text:p>
      <text:p text:style-name="P5">GAATCGCATTTGAAACTGACAAGCTAGAGTACTGTAGAGGGGGGTAGAATTTCAGGTGTA</text:p>
      <text:p text:style-name="P5">GCGGTGAAATGCGTAGAGATCTGAAGGAATACCGGTGGCGAAGGCGGCCCCCTGGACAGA</text:p>
      <text:p text:style-name="P5">TACTGACACTCAGATGCGAAAGCGTGGGGAGCAAACAGGATTAGATACCCTGGTAGTCCA</text:p>
      <text:p text:style-name="P5">CGCCGTAAACGATGTCTACTTGGAGGTTGTGMCCTAGAGKYGTGGCTTTCGGAGCTAACG</text:p>
      <text:p text:style-name="P5">CGTTAAGTAGACCGCCTGGGGAGTACGGTCGCAAGATTAAAACTCAAATGAATTGACGGG</text:p>
      <text:p text:style-name="P5">GGCCCGCACAAGCGGTGGAGCATGTGGTTTAATTCGATGCAACGCGAAGAACCTTACCTA</text:p>
      <text:p text:style-name="P14">CTCTTGACATCCAGAGAATCTGGCGGAGACGCTGGAGTGC</text:p>
      <text:p text:style-name="P17"><text:soft-page-break/></text:p>
      <text:p text:style-name="P17">Uu, Ureaplasma urealyticum; </text:p>
      <text:p text:style-name="P17"/>
      <text:p text:style-name="P16">Xf, Xylella fastidiosa.</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size-asian="10pt" style:font-name-complex="Liberation Mono" style:font-family-complex="'Liberation Mono'" style:font-family-generic-complex="modern" style:font-pitch-complex="fixed" style:font-size-complex="10pt" fo:hyphenate="false"/>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creation-date>2018-11-09T11:16:00Z</meta:creation-date>
    <dc:date>2018-11-11T17:34:16.841066973</dc:date>
    <meta:editing-cycles>6</meta:editing-cycles>
    <meta:editing-duration>PT1H42M20S</meta:editing-duration>
    <meta:document-statistic meta:table-count="0" meta:image-count="0" meta:object-count="0" meta:page-count="7" meta:paragraph-count="152" meta:word-count="1830" meta:character-count="15918" meta:non-whitespace-character-count="14217"/>
    <meta:template xlink:type="simple" xlink:actuate="onRequest" xlink:title="" xlink:href="Normal.dotm"/>
  </office:meta>
</office:document-meta>
</file>